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2"/>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5"/>
    <style:style style:name="P10" style:family="paragraph" style:parent-style-name="Text_20_body" style:list-style-name="L5">
      <style:paragraph-properties fo:margin-top="0cm" fo:margin-bottom="0cm" style:contextual-spacing="false"/>
    </style:style>
    <style:style style:name="P11" style:family="paragraph" style:parent-style-name="Text_20_body" style:list-style-name="L6"/>
    <style:style style:name="P12" style:family="paragraph" style:parent-style-name="Text_20_body" style:list-style-name="L6">
      <style:paragraph-properties fo:margin-top="0cm" fo:margin-bottom="0cm" style:contextual-spacing="false"/>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import math</text:p>
      <text:p text:style-name="Standard">from itertools import combinations</text:p>
      <text:p text:style-name="Standard"/>
      <text:p text:style-name="Standard"># Function to read data from file and convert it into a dictionary format</text:p>
      <text:p text:style-name="Standard">def read_data_in_dict(filename):</text:p>
      <text:p text:style-name="Standard"><text:s text:c="4"/>with open(filename) as f:</text:p>
      <text:p text:style-name="Standard"><text:s text:c="8"/>lines = f.readlines() <text:s/># Read lines from the file</text:p>
      <text:p text:style-name="Standard"><text:s text:c="8"/>transactions = [] <text:s/># Initialize an empty list to store transactions</text:p>
      <text:p text:style-name="Standard"><text:s text:c="8"/>items = lines[0].strip().split(',') <text:s/># Extract items and strip newline characters</text:p>
      <text:p text:style-name="Standard"><text:s text:c="8"/>for line in lines[1:]: <text:s/># Iterate through lines (excluding the first line which contains item names)</text:p>
      <text:p text:style-name="Standard"><text:s text:c="12"/>transaction = line.strip().split(',') <text:s/># Extract transactions and strip newline characters</text:p>
      <text:p text:style-name="Standard"><text:s text:c="12"/>transactions.append(list(map(int, transaction))) <text:s/># Convert transactions to integers</text:p>
      <text:p text:style-name="Standard"><text:s text:c="4"/>data = {</text:p>
      <text:p text:style-name="Standard"><text:s text:c="8"/>'items': items, <text:s/># Store items in the dictionary</text:p>
      <text:p text:style-name="Standard"><text:s text:c="8"/>'transactions': transactions <text:s/># Store transactions in the dictionary</text:p>
      <text:p text:style-name="Standard"><text:s text:c="4"/>}</text:p>
      <text:p text:style-name="Standard"><text:s text:c="4"/>return data</text:p>
      <text:p text:style-name="Standard"/>
      <text:p text:style-name="Standard"># Function to calculate frequency of itemsets in transactions</text:p>
      <text:p text:style-name="Standard">def get_freq(s, items, transaction):</text:p>
      <text:p text:style-name="Standard"><text:s text:c="4"/>freq = 0 <text:s/># Initialize frequency count to zero</text:p>
      <text:p text:style-name="Standard"><text:s text:c="4"/>for t in transaction: <text:s/># Iterate through transactions</text:p>
      <text:p text:style-name="Standard"><text:s text:c="8"/>tmp = 1 <text:s/># Initialize a temporary variable to 1 for each transaction</text:p>
      <text:p text:style-name="Standard"><text:s text:c="8"/>for itm in s: <text:s/># Iterate through each item in the itemset</text:p>
      <text:p text:style-name="Standard"><text:s text:c="12"/>tmp *= t[items.index(itm)] <text:s/># Multiply temporary variable by the presence (1) or absence (0) of the item</text:p>
      <text:p text:style-name="Standard"><text:s text:c="8"/>if tmp == 1: <text:s/># If temporary variable remains 1 after multiplication, all items in the set are present in the transaction</text:p>
      <text:p text:style-name="Standard"><text:s text:c="12"/>freq += 1 <text:s/># Increment frequency count</text:p>
      <text:p text:style-name="Standard"><text:s text:c="4"/>return freq</text:p>
      <text:p text:style-name="Standard"/>
      <text:p text:style-name="Standard"># Function to find frequent itemsets based on minimum support</text:p>
      <text:p text:style-name="Standard">def frequent_itemset(data, min_support):</text:p>
      <text:p text:style-name="Standard"><text:s text:c="4"/>items = data['items'] <text:s/># Extract items from the data dictionary</text:p>
      <text:p text:style-name="Standard"><text:s text:c="4"/>transactions = data['transactions'] <text:s/># Extract transactions from the data dictionary</text:p>
      <text:p text:style-name="Standard"><text:s text:c="4"/>for level in range(1, len(items) + 1): <text:s/># Iterate through different itemset lengths</text:p>
      <text:p text:style-name="Standard"><text:s text:c="8"/>min_freq = math.ceil(min_support * len(transactions)) <text:s/># Calculate minimum frequency based on support</text:p>
      <text:p text:style-name="Standard"><text:s text:c="8"/>sets = list(combinations(items, level)) <text:s/># Generate combinations of itemsets of current length</text:p>
      <text:p text:style-name="Standard"><text:s text:c="8"/>frequent_set = [] <text:s/># Initialize an empty list to store frequent itemsets</text:p>
      <text:p text:style-name="Standard"><text:s text:c="8"/>for s in sets: <text:s/># Check frequency of each itemset</text:p>
      <text:p text:style-name="Standard"><text:s text:c="12"/>freq = get_freq(s, items, transactions) <text:s/># Calculate frequency of the itemset</text:p>
      <text:p text:style-name="Standard"><text:s text:c="12"/>if freq &gt;= min_freq: <text:s/># If frequency meets the minimum support, add to frequent_set</text:p>
      <text:p text:style-name="Standard"><text:s text:c="16"/>frequent_set.append(s)</text:p>
      <text:p text:style-name="Standard"><text:s text:c="8"/>if frequent_set: <text:s/># Print frequent itemsets for each length if found</text:p>
      <text:p text:style-name="Standard"><text:s text:c="12"/>print(f"Frequent {level}-itemsets: {frequent_set}")</text:p>
      <text:p text:style-name="Standard"/>
      <text:p text:style-name="Standard">filename = 'itemsets.csv' <text:s/># Replace with your file name</text:p>
      <text:p text:style-name="Standard">data = read_data_in_dict(filename) <text:s/># Read data from the file and store it in 'data' variable</text:p>
      <text:p text:style-name="Standard"/>
      <text:p text:style-name="Standard"># Input minimum support from user</text:p>
      <text:p text:style-name="Standard">min_support = float(input("Enter minimum support (as a decimal value): "))</text:p>
      <text:p text:style-name="Standard"><text:soft-page-break/></text:p>
      <text:p text:style-name="Standard"># Find frequent itemsets based on the provided minimum support</text:p>
      <text:p text:style-name="Standard">frequent_itemset(data, min_support)</text:p>
      <text:p text:style-name="Standard"/>
      <text:h text:style-name="Heading_20_3" text:outline-level="3">Theory:</text:h>
      <text:p text:style-name="Text_20_body"><text:span text:style-name="Strong_20_Emphasis">Definition:</text:span> In data mining and association rule learning, a frequent itemset refers to a collection of items that frequently appear together in a dataset. The frequency of an itemset is measured by its support, which represents the percentage of transactions that contain that particular itemset.</text:p>
      <text:p text:style-name="Text_20_body"><text:span text:style-name="Strong_20_Emphasis">Apriori Principle:</text:span> The foundation of frequent itemset mining is based on the Apriori principle, which states that if an itemset is frequent, then all of its subsets must also be frequent. This principle reduces the search space for frequent itemsets, making the process more efficient.</text:p>
      <text:p text:style-name="Text_20_body"><text:span text:style-name="Strong_20_Emphasis">Support:</text:span> The support of an itemset is the ratio of transactions containing that itemset to the total number of transactions.</text:p>
      <text:p text:style-name="Text_20_body"><text:span text:style-name="Strong_20_Emphasis">Association Rules:</text:span> Frequent itemsets are utilized to derive association rules. Association rules describe relationships between items in a dataset, typically represented as "if-then" statements. For instance, "If item A is purchased, then item B is also likely to be purchased."</text:p>
      <text:h text:style-name="Heading_20_3" text:outline-level="3">Applications:</text:h>
      <text:p text:style-name="Text_20_body"><text:span text:style-name="Strong_20_Emphasis">Market Basket Analysis:</text:span> One of the primary applications of frequent itemset mining is in market basket analysis, particularly in retail. It helps in understanding customer purchasing behavior by identifying items frequently bought together. This information is valuable for strategies like product placement, promotions, and inventory management.</text:p>
      <text:p text:style-name="Text_20_body"><text:span text:style-name="Strong_20_Emphasis">Cross-selling and Recommendation Systems:</text:span> Frequent itemsets are used in recommender systems for suggesting related or complementary products or services based on past user behavior. This application is seen in e-commerce platforms, streaming services, etc.</text:p>
      <text:p text:style-name="Text_20_body"><text:span text:style-name="Strong_20_Emphasis">Healthcare and Bioinformatics:</text:span> Frequent itemsets find applications in healthcare to identify co-occurring symptoms or diseases. In bioinformatics, they are used to find common patterns in DNA sequences, protein sequences, etc.</text:p>
      <text:p text:style-name="Text_20_body"><text:span text:style-name="Strong_20_Emphasis">Web Usage Mining:</text:span> Analyzing user behavior on websites can involve identifying frequent sequences of pages visited, helping to improve website navigation and user experience.</text:p>
      <text:p text:style-name="Text_20_body"><text:span text:style-name="Strong_20_Emphasis">Text Mining:</text:span> In text analysis, frequent itemsets can represent co-occurring words or phrases, aiding in tasks like topic modeling, sentiment analysis, and more.</text:p>
      <text:h text:style-name="Heading_20_3" text:outline-level="3">Other Information:</text:h>
      <text:p text:style-name="Text_20_body"><text:span text:style-name="Strong_20_Emphasis">Algorithmic Approaches:</text:span> Besides Apriori, other algorithms like FP-growth (Frequent Pattern-growth) are used for mining frequent itemsets. FP-growth is efficient in terms of memory usage and often performs better than Apriori for large datasets.</text:p>
      <text:p text:style-name="Text_20_body"><text:span text:style-name="Strong_20_Emphasis">Challenges:</text:span> The major challenge in frequent itemset mining is handling scalability, especially with large datasets. Techniques like parallel and distributed computing, as well as optimization strategies, are employed to address this issue.</text:p>
      <text:p text:style-name="Text_20_body"><text:soft-page-break/><text:span text:style-name="Strong_20_Emphasis">Parameter Tuning:</text:span> Setting the minimum support threshold is crucial. Lower thresholds result in more itemsets being considered frequent, potentially leading to more rules but also more noise. Higher thresholds yield fewer but potentially more meaningful rules.</text:p>
      <text:p text:style-name="Standard"><text:s/>The minimum support in frequent itemset mining:</text:p>
      <text:list xml:id="list401739020" text:style-name="L1">
        <text:list-item>
          <text:p text:style-name="P2">Sets the threshold for what's considered a "frequent" itemset based on its occurrence within a dataset.</text:p>
        </text:list-item>
        <text:list-item>
          <text:p text:style-name="P2">Helps filter out less frequent or less significant itemsets, focusing on stronger associations.</text:p>
        </text:list-item>
        <text:list-item>
          <text:p text:style-name="P2">Controls the number and quality of association rules generated.</text:p>
        </text:list-item>
        <text:list-item>
          <text:p text:style-name="P2">Affects computational efficiency and the relevance of derived insights.</text:p>
        </text:list-item>
        <text:list-item>
          <text:p text:style-name="P2">Customizable based on dataset specifics and application needs.</text:p>
        </text:list-item>
        <text:list-item>
          <text:p text:style-name="P1">Essentially determines what patterns are considered important in the dataset.</text:p>
        </text:list-item>
      </text:list>
      <text:p text:style-name="Text_20_body">The minimum support and confidence parameters play crucial roles in association rule mining. Here's a detailed explanation of their effects and how they impact the outcomes of the mining process:</text:p>
      <text:h text:style-name="Heading_20_3" text:outline-level="3">Minimum Support:</text:h>
      <text:list xml:id="list2957351333" text:style-name="L2">
        <text:list-item>
          <text:p text:style-name="P3"><text:span text:style-name="Strong_20_Emphasis">Effect:</text:span></text:p>
          <text:list>
            <text:list-item>
              <text:p text:style-name="P4">Higher minimum support leads to fewer frequent itemsets being identified.</text:p>
            </text:list-item>
            <text:list-item>
              <text:p text:style-name="P4">Lower minimum support results in more frequent itemsets being considered.</text:p>
            </text:list-item>
          </text:list>
        </text:list-item>
        <text:list-item>
          <text:p text:style-name="P3"><text:span text:style-name="Strong_20_Emphasis">Impact:</text:span></text:p>
          <text:list>
            <text:list-item>
              <text:p text:style-name="P4">High Support: Fewer but potentially more significant associations are identified.</text:p>
            </text:list-item>
            <text:list-item>
              <text:p text:style-name="P4">Low Support: More associations may be discovered, but they might include noise or less meaningful patterns.</text:p>
            </text:list-item>
          </text:list>
        </text:list-item>
        <text:list-item>
          <text:p text:style-name="P3"><text:span text:style-name="Strong_20_Emphasis">Computational Aspect:</text:span></text:p>
          <text:list>
            <text:list-item>
              <text:p text:style-name="P4">High Support: Less computation required due to a smaller number of frequent itemsets.</text:p>
            </text:list-item>
            <text:list-item>
              <text:p text:style-name="P3">Low Support: More computation needed as the search space for frequent itemsets increases.</text:p>
            </text:list-item>
          </text:list>
        </text:list-item>
      </text:list>
      <text:h text:style-name="Heading_20_3" text:outline-level="3">Confidence:</text:h>
      <text:list xml:id="list844573023" text:style-name="L3">
        <text:list-item>
          <text:p text:style-name="P5"><text:span text:style-name="Strong_20_Emphasis">Effect:</text:span></text:p>
          <text:list>
            <text:list-item>
              <text:p text:style-name="P6">Higher confidence thresholds lead to stricter rules being generated.</text:p>
            </text:list-item>
            <text:list-item>
              <text:p text:style-name="P6">Lower confidence thresholds produce more rules, including weaker associations.</text:p>
            </text:list-item>
          </text:list>
        </text:list-item>
        <text:list-item>
          <text:p text:style-name="P5"><text:span text:style-name="Strong_20_Emphasis">Impact:</text:span></text:p>
          <text:list>
            <text:list-item>
              <text:p text:style-name="P6">High Confidence: Rules derived are more reliable and have stronger relationships.</text:p>
            </text:list-item>
            <text:list-item>
              <text:p text:style-name="P6">Low Confidence: More rules generated, but they might include less reliable or spurious associations.</text:p>
            </text:list-item>
          </text:list>
        </text:list-item>
        <text:list-item>
          <text:p text:style-name="P5"><text:span text:style-name="Strong_20_Emphasis">Quality of Insights:</text:span></text:p>
          <text:list>
            <text:list-item>
              <text:p text:style-name="P6">High Confidence: Fewer but more accurate rules help in decision-making.</text:p>
            </text:list-item>
            <text:list-item>
              <text:p text:style-name="P5">Low Confidence: More rules, but the quality of insights might be lower due to weaker associations.</text:p>
            </text:list-item>
          </text:list>
        </text:list-item>
      </text:list>
      <text:h text:style-name="Heading_20_3" text:outline-level="3"><text:soft-page-break/>Interplay Between Support and Confidence:</text:h>
      <text:list xml:id="list1875508557" text:style-name="L4">
        <text:list-item>
          <text:p text:style-name="P8"><text:span text:style-name="Strong_20_Emphasis">Trade-off:</text:span> There's often a trade-off between these parameters.</text:p>
        </text:list-item>
        <text:list-item>
          <text:p text:style-name="P8"><text:span text:style-name="Strong_20_Emphasis">Balancing Act:</text:span> Finding the right balance between minimum support and confidence is essential for meaningful association rule mining.</text:p>
        </text:list-item>
        <text:list-item>
          <text:p text:style-name="P7"><text:span text:style-name="Strong_20_Emphasis">Customization:</text:span> The choice of values for these parameters depends on the dataset, domain knowledge, and the specific goals of the analysis.</text:p>
        </text:list-item>
      </text:list>
      <text:h text:style-name="Heading_20_3" text:outline-level="3">Overall Impact:</text:h>
      <text:list xml:id="list559235167" text:style-name="L5">
        <text:list-item>
          <text:p text:style-name="P10"><text:span text:style-name="Strong_20_Emphasis">Quality vs. Quantity:</text:span> Higher support and confidence lead to fewer but more reliable associations.</text:p>
        </text:list-item>
        <text:list-item>
          <text:p text:style-name="P9"><text:span text:style-name="Strong_20_Emphasis">Insight Relevance:</text:span> Lower thresholds might result in more associations, but some might be less relevant or meaningful.</text:p>
        </text:list-item>
      </text:list>
      <text:h text:style-name="Heading_20_3" text:outline-level="3">Conclusion:</text:h>
      <text:list xml:id="list1952369444" text:style-name="L6">
        <text:list-item>
          <text:p text:style-name="P12">Adjusting minimum support impacts the number of frequent itemsets, while modifying confidence thresholds influences the strength and reliability of association rules.</text:p>
        </text:list-item>
        <text:list-item>
          <text:p text:style-name="P12">Fine-tuning these parameters is critical to strike a balance between identifying meaningful patterns and avoiding noise or overly specific rules.</text:p>
        </text:list-item>
        <text:list-item>
          <text:p text:style-name="P11">Finding the right combination depends on the specific requirements of the analysis and the desired outcomes.</text:p>
        </text:list-item>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8T17:50:22.606778336</meta:creation-date>
    <dc:date>2023-12-08T17:56:12.555486632</dc:date>
    <meta:editing-duration>PT5M50S</meta:editing-duration>
    <meta:editing-cycles>1</meta:editing-cycles>
    <meta:document-statistic meta:table-count="0" meta:image-count="0" meta:object-count="0" meta:page-count="4" meta:paragraph-count="100" meta:word-count="1240" meta:character-count="8744" meta:non-whitespace-character-count="7356"/>
    <meta:generator>LibreOffice/7.3.7.2$Linux_X86_64 LibreOffice_project/30$Build-2</meta:generator>
  </office:meta>
</office:document-meta>
</file>